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5f08a" officeooo:paragraph-rsid="0015f08a"/>
    </style:style>
    <style:style style:name="P2" style:family="paragraph" style:parent-style-name="Table_20_Contents">
      <style:text-properties officeooo:paragraph-rsid="0015f08a"/>
    </style:style>
    <style:style style:name="T1" style:family="text">
      <style:text-properties officeooo:rsid="0015f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140449577804560">
          <table:table-cell table:style-name="Table1.A1" office:value-type="string">
            <text:p text:style-name="Table_20_Contents">LICZEBNIKI GŁÓWNE</text:p>
            <text:p text:style-name="Table_20_Contents"/>
            <text:p text:style-name="Table_20_Contents">jeden</text:p>
            <text:p text:style-name="Table_20_Contents">dwa</text:p>
            <text:p text:style-name="Table_20_Contents">trzy</text:p>
            <text:p text:style-name="Table_20_Contents">cztery</text:p>
            <text:p text:style-name="Table_20_Contents">pięć</text:p>
            <text:p text:style-name="Table_20_Contents">sześć</text:p>
            <text:p text:style-name="Table_20_Contents">siedem</text:p>
            <text:p text:style-name="Table_20_Contents">osiem</text:p>
            <text:p text:style-name="Table_20_Contents">dziewięć</text:p>
            <text:p text:style-name="Table_20_Contents">dziesięć</text:p>
            <text:p text:style-name="Table_20_Contents">jedenaście</text:p>
            <text:p text:style-name="Table_20_Contents">dwanaście</text:p>
            <text:p text:style-name="Table_20_Contents">trzynaście</text:p>
            <text:p text:style-name="Table_20_Contents">czternaście</text:p>
            <text:p text:style-name="Table_20_Contents">piętnaście</text:p>
            <text:p text:style-name="Table_20_Contents">szesnaście</text:p>
            <text:p text:style-name="Table_20_Contents">siedemnaście</text:p>
            <text:p text:style-name="Table_20_Contents">osiemnaście</text:p>
            <text:p text:style-name="Table_20_Contents">dziewiętnaście</text:p>
            <text:p text:style-name="Table_20_Contents">dwadzieścia</text:p>
            <text:p text:style-name="Table_20_Contents">dwadzieścia jeden</text:p>
            <text:p text:style-name="Table_20_Contents">dwadzieścia dwa</text:p>
            <text:p text:style-name="Table_20_Contents">trzydzieści</text:p>
            <text:p text:style-name="Table_20_Contents">czterdzieści</text:p>
            <text:p text:style-name="Table_20_Contents">pięćdziesiąt</text:p>
            <text:p text:style-name="Table_20_Contents">sześćdziesiąt</text:p>
            <text:p text:style-name="Table_20_Contents">siedemdziesiąt</text:p>
            <text:p text:style-name="Table_20_Contents">osiemdziesiąt</text:p>
            <text:p text:style-name="Table_20_Contents">dziewięćdziesiąt</text:p>
            <text:p text:style-name="Table_20_Contents">sto</text:p>
            <text:p text:style-name="Table_20_Contents">sto dziesięć</text:p>
            <text:p text:style-name="Table_20_Contents">sto dwadzieścia</text:p>
            <text:p text:style-name="Table_20_Contents">dwieście</text:p>
            <text:p text:style-name="Table_20_Contents">trzysta</text:p>
            <text:p text:style-name="Table_20_Contents">tysiąc</text:p>
            <text:p text:style-name="Table_20_Contents">tysiąc pięć</text:p>
            <text:p text:style-name="Table_20_Contents">tysiąc trzysta pięć</text:p>
            <text:p text:style-name="Table_20_Contents">dwa tysiące</text:p>
            <text:p text:style-name="Table_20_Contents">milion</text:p>
            <text:p text:style-name="Table_20_Contents">dwa miliony</text:p>
            <text:p text:style-name="Table_20_Contents">trzy miliony</text:p>
            <text:p text:style-name="Table_20_Contents">miliard</text:p>
            <text:p text:style-name="Table_20_Contents">bilion</text:p>
            <text:p text:style-name="Table_20_Contents">biliard</text:p>
          </table:table-cell>
          <table:table-cell table:style-name="Table1.A1" office:value-type="string">
            <text:p text:style-name="Table_20_Contents">LICZEBNIKI PORZĄDKOWE</text:p>
            <text:p text:style-name="Table_20_Contents"/>
            <text:p text:style-name="Table_20_Contents">pierwszy</text:p>
            <text:p text:style-name="Table_20_Contents">drugi</text:p>
            <text:p text:style-name="Table_20_Contents">trzeci</text:p>
            <text:p text:style-name="Table_20_Contents">czwarty</text:p>
            <text:p text:style-name="Table_20_Contents">piąty</text:p>
            <text:p text:style-name="Table_20_Contents">szósty</text:p>
            <text:p text:style-name="Table_20_Contents">siódmy</text:p>
            <text:p text:style-name="Table_20_Contents">ósmy</text:p>
            <text:p text:style-name="Table_20_Contents">dziewiąty</text:p>
            <text:p text:style-name="Table_20_Contents">dziesiąty</text:p>
            <text:p text:style-name="Table_20_Contents">jedenasty</text:p>
            <text:p text:style-name="Table_20_Contents">dwunasty</text:p>
            <text:p text:style-name="Table_20_Contents">trzynasty</text:p>
            <text:p text:style-name="Table_20_Contents">czternasty</text:p>
            <text:p text:style-name="Table_20_Contents">piętnasty</text:p>
            <text:p text:style-name="Table_20_Contents">szesnasty</text:p>
            <text:p text:style-name="Table_20_Contents">siedemnasty</text:p>
            <text:p text:style-name="Table_20_Contents">osiemnasty</text:p>
            <text:p text:style-name="Table_20_Contents">dziewiętnasty</text:p>
            <text:p text:style-name="Table_20_Contents">dwudziesty</text:p>
            <text:p text:style-name="Table_20_Contents">dwudziesty pierwszy</text:p>
            <text:p text:style-name="Table_20_Contents">dwudziesty drugi</text:p>
            <text:p text:style-name="Table_20_Contents">trzydziesty</text:p>
            <text:p text:style-name="Table_20_Contents">czterdziesty</text:p>
            <text:p text:style-name="Table_20_Contents">pięćdziesiąty</text:p>
            <text:p text:style-name="Table_20_Contents">sześćdziesiąty</text:p>
            <text:p text:style-name="Table_20_Contents">siedemdziesiąty</text:p>
            <text:p text:style-name="Table_20_Contents">osiemdziesiąty</text:p>
            <text:p text:style-name="Table_20_Contents">dziewięćdziesiąty</text:p>
            <text:p text:style-name="Table_20_Contents">setny</text:p>
            <text:p text:style-name="Table_20_Contents">sto <text:span text:style-name="T1">dziesiąty</text:span></text:p>
            <text:p text:style-name="P1">sto dwudziesty</text:p>
            <text:p text:style-name="P1">dwusetny</text:p>
            <text:p text:style-name="P1">trzysetny</text:p>
            <text:p text:style-name="Table_20_Contents">tysięczny</text:p>
            <text:p text:style-name="P1">tysiąc piąty</text:p>
            <text:p text:style-name="P1">tysiąc trzysta piąty</text:p>
            <text:p text:style-name="P1">dwutysięczny</text:p>
            <text:p text:style-name="Table_20_Contents">milionowy</text:p>
            <text:p text:style-name="P1">dwumilionowy</text:p>
            <text:p text:style-name="P1">trzymilionowy</text:p>
            <text:p text:style-name="Table_20_Contents">miliardowy</text:p>
            <text:p text:style-name="Table_20_Contents">bilionowy</text:p>
            <text:p text:style-name="Table_20_Contents">biliardowy</text:p>
          </table:table-cell>
          <table:table-cell table:style-name="Table1.A1" office:value-type="string">
            <text:p text:style-name="Table_20_Contents">LICZEBNIKI CZASOWE</text:p>
            <text:p text:style-name="Table_20_Contents"/>
            <text:p text:style-name="Table_20_Contents">pierwszego</text:p>
            <text:p text:style-name="Table_20_Contents">drugiego</text:p>
            <text:p text:style-name="Table_20_Contents">trzeciego</text:p>
            <text:p text:style-name="Table_20_Contents">czwartego</text:p>
            <text:p text:style-name="Table_20_Contents">piątego</text:p>
            <text:p text:style-name="P1">szóstego</text:p>
            <text:p text:style-name="Table_20_Contents">siódmego</text:p>
            <text:p text:style-name="Table_20_Contents">ósmego</text:p>
            <text:p text:style-name="Table_20_Contents">dziewiątego</text:p>
            <text:p text:style-name="Table_20_Contents">dziesiątego</text:p>
            <text:p text:style-name="Table_20_Contents">jedenastego</text:p>
            <text:p text:style-name="Table_20_Contents">dwunastego</text:p>
            <text:p text:style-name="Table_20_Contents">trzynastego</text:p>
            <text:p text:style-name="Table_20_Contents">czternastego</text:p>
            <text:p text:style-name="Table_20_Contents">piętnastego</text:p>
            <text:p text:style-name="Table_20_Contents">szesnastego</text:p>
            <text:p text:style-name="Table_20_Contents">siedemnastego</text:p>
            <text:p text:style-name="Table_20_Contents">osiemnastego</text:p>
            <text:p text:style-name="Table_20_Contents">dziewiętnastego</text:p>
            <text:p text:style-name="Table_20_Contents">dwudziestego</text:p>
            <text:p text:style-name="P1">dwudziestego pierwszego</text:p>
            <text:p text:style-name="Table_20_Contents">dwudziestego drugiego</text:p>
            <text:p text:style-name="P1">trzydziestego</text:p>
            <text:p text:style-name="P1">czterdziestego</text:p>
            <text:p text:style-name="P1">pięćdziesiątego</text:p>
            <text:p text:style-name="P1">sześćdziesiątego</text:p>
            <text:p text:style-name="P1">siedemdziesiątego</text:p>
            <text:p text:style-name="P1">osiemdziesiątego</text:p>
            <text:p text:style-name="P1">dziewięćdziesiątego</text:p>
            <text:p text:style-name="Table_20_Contents">setnego</text:p>
            <text:p text:style-name="P1">sto dziesiątego</text:p>
            <text:p text:style-name="P1">sto dwudziestego</text:p>
            <text:p text:style-name="P1">dwusetnego</text:p>
            <text:p text:style-name="P1">trzysetnego</text:p>
            <text:p text:style-name="P1">tysiącznego</text:p>
            <text:p text:style-name="P1">tysiąc piątego</text:p>
            <text:p text:style-name="P1">tysiąc trzysta piątego</text:p>
            <text:p text:style-name="P1">dwutysięcznego</text:p>
            <text:p text:style-name="P1">milionowego</text:p>
            <text:p text:style-name="P1">dwumilionowego</text:p>
            <text:p text:style-name="P1">trzymilionowego</text:p>
            <text:p text:style-name="P1">miliardowego</text:p>
            <text:p text:style-name="P1">bilionowego</text:p>
            <text:p text:style-name="P2"><text:span text:style-name="T1">biliardowego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1T13:32:15.819902394</meta:creation-date>
    <dc:date>2022-06-01T13:39:04.934684952</dc:date>
    <meta:editing-duration>PT6M49S</meta:editing-duration>
    <meta:editing-cycles>1</meta:editing-cycles>
    <meta:document-statistic meta:table-count="1" meta:image-count="0" meta:object-count="0" meta:page-count="1" meta:paragraph-count="135" meta:word-count="162" meta:character-count="1495" meta:non-whitespace-character-count="1468"/>
    <meta:generator>LibreOffice/7.3.2.2$MacOSX_X86_64 LibreOffice_project/49f2b1bff42cfccbd8f788c8dc32c1c309559be0</meta:generator>
  </office:meta>
</office:document-meta>
</file>